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cbddc"/>
    </style:style>
    <style:style style:name="P2" style:family="paragraph" style:parent-style-name="Heading_20_1">
      <style:text-properties officeooo:rsid="001cbddc" officeooo:paragraph-rsid="001cbddc"/>
    </style:style>
    <style:style style:name="P3" style:family="paragraph" style:parent-style-name="Text_20_body">
      <style:text-properties officeooo:rsid="001cbddc" officeooo:paragraph-rsid="00271756"/>
    </style:style>
    <style:style style:name="T1" style:family="text">
      <style:text-properties officeooo:rsid="001dbb59"/>
    </style:style>
    <style:style style:name="T2" style:family="text">
      <style:text-properties officeooo:rsid="002011f7"/>
    </style:style>
    <style:style style:name="T3" style:family="text">
      <style:text-properties officeooo:rsid="0020f5eb"/>
    </style:style>
    <style:style style:name="T4" style:family="text">
      <style:text-properties officeooo:rsid="00220cd3"/>
    </style:style>
    <style:style style:name="T5" style:family="text">
      <style:text-properties officeooo:rsid="002304e0"/>
    </style:style>
    <style:style style:name="T6" style:family="text">
      <style:text-properties officeooo:rsid="00248398"/>
    </style:style>
    <style:style style:name="T7" style:family="text">
      <style:text-properties officeooo:rsid="0026f3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 Chart making application.</text:h>
      <text:p text:style-name="P1"/>
      <text:p text:style-name="P3">I started by making a<text:span text:style-name="T1">n MVP to verify that my project was viable. I was able to figure out how to make charts with javafx’s chart module </text:span><text:span text:style-name="T2">and use the snapshot machinery to render images from charts. I proceeded to </text:span><text:span text:style-name="T5">write </text:span><text:span text:style-name="T2">a more </text:span><text:span text:style-name="T3">complete version with a chart interface and a </text:span><text:span text:style-name="T4">basic version of the UI. </text:span></text:p>
      <text:p text:style-name="P3"><text:span text:style-name="T7">There was </text:span><text:span text:style-name="T5">quite a few challenges, as my chart type could not be made serializable due to it containing ObservableLists. So I had to implement the serialization proxy pattern. </text:span><text:span text:style-name="T6">Stack overflow and the oracle javafx documentation were the most important sources of informa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09:49:41.068006756</meta:creation-date>
    <dc:date>2024-04-09T14:04:40.098415854</dc:date>
    <meta:editing-duration>PT2H9M52S</meta:editing-duration>
    <meta:editing-cycles>6</meta:editing-cycles>
    <meta:generator>LibreOffice/24.2.2.2$Linux_X86_64 LibreOffice_project/420$Build-2</meta:generator>
    <meta:document-statistic meta:table-count="0" meta:image-count="0" meta:object-count="0" meta:page-count="1" meta:paragraph-count="3" meta:word-count="103" meta:character-count="596" meta:non-whitespace-character-count="495"/>
  </office:meta>
</office:document-meta>
</file>